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563" officeooo:paragraph-rsid="00148563"/>
    </style:style>
    <style:style style:name="P2" style:family="paragraph" style:parent-style-name="Standard">
      <style:text-properties officeooo:rsid="001862ae" officeooo:paragraph-rsid="001862ae"/>
    </style:style>
    <style:style style:name="P3" style:family="paragraph" style:parent-style-name="Standard">
      <style:text-properties officeooo:rsid="0018fe0d" officeooo:paragraph-rsid="0018fe0d"/>
    </style:style>
    <style:style style:name="P4" style:family="paragraph" style:parent-style-name="Standard">
      <style:text-properties officeooo:rsid="001be73f" officeooo:paragraph-rsid="001be73f"/>
    </style:style>
    <style:style style:name="P5" style:family="paragraph" style:parent-style-name="Standard">
      <style:text-properties officeooo:rsid="001d59d1" officeooo:paragraph-rsid="001d59d1"/>
    </style:style>
    <style:style style:name="P6" style:family="paragraph" style:parent-style-name="Standard">
      <style:text-properties officeooo:rsid="00227f02" officeooo:paragraph-rsid="00227f02"/>
    </style:style>
    <style:style style:name="P7" style:family="paragraph" style:parent-style-name="Standard">
      <style:text-properties officeooo:rsid="00227f02" officeooo:paragraph-rsid="00246566"/>
    </style:style>
    <style:style style:name="P8" style:family="paragraph" style:parent-style-name="Standard">
      <style:text-properties officeooo:rsid="00246566" officeooo:paragraph-rsid="00246566"/>
    </style:style>
    <style:style style:name="P9" style:family="paragraph" style:parent-style-name="Standard">
      <style:text-properties officeooo:rsid="0026e853" officeooo:paragraph-rsid="0026e853"/>
    </style:style>
    <style:style style:name="P10" style:family="paragraph" style:parent-style-name="Standard">
      <style:text-properties officeooo:rsid="002ec812" officeooo:paragraph-rsid="002ec812"/>
    </style:style>
    <style:style style:name="P11" style:family="paragraph" style:parent-style-name="Standard">
      <style:text-properties officeooo:rsid="00337398" officeooo:paragraph-rsid="00337398"/>
    </style:style>
    <style:style style:name="P12" style:family="paragraph" style:parent-style-name="Standard">
      <style:text-properties officeooo:rsid="003558b3" officeooo:paragraph-rsid="003558b3"/>
    </style:style>
    <style:style style:name="P13" style:family="paragraph" style:parent-style-name="Standard">
      <style:text-properties officeooo:rsid="0039e744" officeooo:paragraph-rsid="0039e744"/>
    </style:style>
    <style:style style:name="P14" style:family="paragraph" style:parent-style-name="Standard">
      <style:text-properties officeooo:rsid="003acbb9" officeooo:paragraph-rsid="003acbb9"/>
    </style:style>
    <style:style style:name="P15" style:family="paragraph" style:parent-style-name="Standard">
      <style:text-properties officeooo:rsid="003c5c63" officeooo:paragraph-rsid="003c5c63"/>
    </style:style>
    <style:style style:name="P16" style:family="paragraph" style:parent-style-name="Standard">
      <style:text-properties officeooo:rsid="004047d9" officeooo:paragraph-rsid="004047d9"/>
    </style:style>
    <style:style style:name="P17" style:family="paragraph" style:parent-style-name="Standard">
      <style:text-properties officeooo:rsid="00415bc9" officeooo:paragraph-rsid="00415bc9"/>
    </style:style>
    <style:style style:name="P18" style:family="paragraph" style:parent-style-name="Standard">
      <style:text-properties officeooo:rsid="00459e5d" officeooo:paragraph-rsid="00459e5d"/>
    </style:style>
    <style:style style:name="P19" style:family="paragraph" style:parent-style-name="Standard">
      <style:text-properties officeooo:rsid="00469780" officeooo:paragraph-rsid="00469780"/>
    </style:style>
    <style:style style:name="P20" style:family="paragraph" style:parent-style-name="Standard">
      <style:text-properties officeooo:rsid="00485e72" officeooo:paragraph-rsid="00485e72"/>
    </style:style>
    <style:style style:name="P21" style:family="paragraph" style:parent-style-name="Standard">
      <style:text-properties officeooo:rsid="00469780" officeooo:paragraph-rsid="00469780"/>
    </style:style>
    <style:style style:name="T1" style:family="text">
      <style:text-properties officeooo:rsid="0014b110"/>
    </style:style>
    <style:style style:name="T2" style:family="text">
      <style:text-properties officeooo:rsid="0014c676"/>
    </style:style>
    <style:style style:name="T3" style:family="text">
      <style:text-properties officeooo:rsid="0015b672"/>
    </style:style>
    <style:style style:name="T4" style:family="text">
      <style:text-properties officeooo:rsid="00176981"/>
    </style:style>
    <style:style style:name="T5" style:family="text">
      <style:text-properties officeooo:rsid="001a20bf"/>
    </style:style>
    <style:style style:name="T6" style:family="text">
      <style:text-properties officeooo:rsid="001beaed"/>
    </style:style>
    <style:style style:name="T7" style:family="text">
      <style:text-properties officeooo:rsid="001dc6f5"/>
    </style:style>
    <style:style style:name="T8" style:family="text">
      <style:text-properties officeooo:rsid="001e059c"/>
    </style:style>
    <style:style style:name="T9" style:family="text">
      <style:text-properties officeooo:rsid="001f40ed"/>
    </style:style>
    <style:style style:name="T10" style:family="text">
      <style:text-properties officeooo:rsid="002112f8"/>
    </style:style>
    <style:style style:name="T11" style:family="text">
      <style:text-properties officeooo:rsid="00222733"/>
    </style:style>
    <style:style style:name="T12" style:family="text">
      <style:text-properties officeooo:rsid="00246566"/>
    </style:style>
    <style:style style:name="T13" style:family="text">
      <style:text-properties officeooo:rsid="0027040b"/>
    </style:style>
    <style:style style:name="T14" style:family="text">
      <style:text-properties officeooo:rsid="00287a61"/>
    </style:style>
    <style:style style:name="T15" style:family="text">
      <style:text-properties officeooo:rsid="002a26ac"/>
    </style:style>
    <style:style style:name="T16" style:family="text">
      <style:text-properties officeooo:rsid="002aaca6"/>
    </style:style>
    <style:style style:name="T17" style:family="text">
      <style:text-properties officeooo:rsid="002c1fe7"/>
    </style:style>
    <style:style style:name="T18" style:family="text">
      <style:text-properties officeooo:rsid="002eb8a5"/>
    </style:style>
    <style:style style:name="T19" style:family="text">
      <style:text-properties officeooo:rsid="002f0d2b"/>
    </style:style>
    <style:style style:name="T20" style:family="text">
      <style:text-properties officeooo:rsid="002f8a0f"/>
    </style:style>
    <style:style style:name="T21" style:family="text">
      <style:text-properties officeooo:rsid="0030dfb8"/>
    </style:style>
    <style:style style:name="T22" style:family="text">
      <style:text-properties officeooo:rsid="0031b61a"/>
    </style:style>
    <style:style style:name="T23" style:family="text">
      <style:text-properties officeooo:rsid="00367542"/>
    </style:style>
    <style:style style:name="T24" style:family="text">
      <style:text-properties officeooo:rsid="003accab"/>
    </style:style>
    <style:style style:name="T25" style:family="text">
      <style:text-properties officeooo:rsid="003b7352"/>
    </style:style>
    <style:style style:name="T26" style:family="text">
      <style:text-properties officeooo:rsid="003bc92e"/>
    </style:style>
    <style:style style:name="T27" style:family="text">
      <style:text-properties officeooo:rsid="003dcb4f"/>
    </style:style>
    <style:style style:name="T28" style:family="text">
      <style:text-properties officeooo:rsid="003e25c6"/>
    </style:style>
    <style:style style:name="T29" style:family="text">
      <style:text-properties officeooo:rsid="00420eb5"/>
    </style:style>
    <style:style style:name="T30" style:family="text">
      <style:text-properties officeooo:rsid="00421e8d"/>
    </style:style>
    <style:style style:name="T31" style:family="text">
      <style:text-properties officeooo:rsid="0043d907"/>
    </style:style>
    <style:style style:name="T32" style:family="text">
      <style:text-properties officeooo:rsid="00467d87"/>
    </style:style>
    <style:style style:name="T33" style:family="text">
      <style:text-properties officeooo:rsid="0047a6a9"/>
    </style:style>
    <style:style style:name="T34" style:family="text">
      <style:text-properties officeooo:rsid="00485e72"/>
    </style:style>
    <style:style style:name="T35" style:family="text">
      <style:text-properties officeooo:rsid="00490a34"/>
    </style:style>
    <style:style style:name="T36" style:family="text">
      <style:text-properties officeooo:rsid="004b09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3 </text:p>
      <text:p text:style-name="P1"/>
      <text:p text:style-name="P2">INTRODUÇÃO</text:p>
      <text:p text:style-name="P1"/>
      <text:p text:style-name="P1">linguagem de marcação de h<text:span text:style-name="T1">y</text:span>pertexto – HTML </text:p>
      <text:p text:style-name="P1"/>
      <text:p text:style-name="P1">-<text:span text:style-name="T2">estruturar o conteúdo de um documento </text:span></text:p>
      <text:p text:style-name="P1">-<text:span text:style-name="T3">textos, tabelas, formulários etc… </text:span></text:p>
      <text:p text:style-name="P1">-<text:span text:style-name="T4">faz uso de sistema hierárquico de tags </text:span></text:p>
      <text:p text:style-name="P1"/>
      <text:p text:style-name="P1">-------------------------------------------------------------</text:p>
      <text:p text:style-name="P1"/>
      <text:p text:style-name="P3">MÓDULO 1 </text:p>
      <text:p text:style-name="P3"/>
      <text:p text:style-name="P3"><text:span text:style-name="T5">ESTRUTURA</text:span> DE UMA PÁGINA WEB </text:p>
      <text:p text:style-name="P3"/>
      <text:p text:style-name="P4">PRINCÍPIOS DA HTML </text:p>
      <text:p text:style-name="P4">-<text:span text:style-name="T6">estruturar um conteúdo de um documento</text:span></text:p>
      <text:p text:style-name="P4"/>
      <text:p text:style-name="P5">A LINGUAGEM HTML </text:p>
      <text:p text:style-name="P5">-<text:span text:style-name="T7">hypertext markup language – linguagem de marcação de hypertexto </text:span></text:p>
      <text:p text:style-name="P5">-<text:span text:style-name="T8">linguagem padrão para estruturar um conteúdo web </text:span></text:p>
      <text:p text:style-name="P5">-<text:span text:style-name="T9">é baseada em &lt;tags&gt;</text:span></text:p>
      <text:p text:style-name="P5">-<text:span text:style-name="T10">estrutura seções dentro de uma página </text:span></text:p>
      <text:p text:style-name="P5"/>
      <text:p text:style-name="P5">-<text:span text:style-name="T11">DOCTYPE garante que o documento seja renderizado no modo correto </text:span></text:p>
      <text:p text:style-name="P5"/>
      <text:p text:style-name="P6">DTD = definição de tipos de documentos </text:p>
      <text:p text:style-name="P7">-<text:span text:style-name="T12">serve para padronizar os tipos de documentos, com objetivo que o doc HTML possa rodar de <text:tab/></text:span></text:p>
      <text:p text:style-name="P8"><text:tab/>maneira igual em qualquer navegador</text:p>
      <text:p text:style-name="P7"/>
      <text:p text:style-name="P9">ESTRUTURA DE UMA PÁGINA WEB </text:p>
      <text:p text:style-name="P9">-<text:span text:style-name="T13">uma página web, primeiramente, é composta por elementos HTML. &lt;tags&gt;</text:span></text:p>
      <text:p text:style-name="P9">-<text:span text:style-name="T13">existem elementos obrigatórios, como: </text:span><text:span text:style-name="T14">raiz&lt;</text:span><text:span text:style-name="T17">html</text:span><text:span text:style-name="T14">&gt;, </text:span><text:span text:style-name="T13">head, body, footer etc …. </text:span></text:p>
      <text:p text:style-name="P9">-<text:span text:style-name="T14">um arquivo HTML tem uma estrutura hierárquica, </text:span><text:span text:style-name="T15">sendo vertical, de cima a baixo </text:span></text:p>
      <text:p text:style-name="P9">-<text:span text:style-name="T16">existem diversos framework que otimizam e agilizam esse desenvolvimento (bootstrap etc…)</text:span></text:p>
      <text:p text:style-name="P9">-<text:span text:style-name="T18">toda tag deve ser aberta e fechada </text:span></text:p>
      <text:p text:style-name="P9"/>
      <text:p text:style-name="P10">MÓDULO 2</text:p>
      <text:p text:style-name="P10"/>
      <text:p text:style-name="P10">TAGS HTML BÁSICAS </text:p>
      <text:p text:style-name="P10">-<text:span text:style-name="T19">as tags podem conter atributos, como alt, src, </text:span><text:span text:style-name="T20">id, class</text:span><text:span text:style-name="T19"> etc…</text:span></text:p>
      <text:p text:style-name="P10">-<text:span text:style-name="T21">existem tags textuais e semânticas </text:span></text:p>
      <text:p text:style-name="P10">-<text:span text:style-name="T22">textuais: que contém textos: h1, p, etc…</text:span></text:p>
      <text:p text:style-name="P10">-<text:span text:style-name="T22">semânticas: feitas para estruturas específicas: ul, ol, table etc… </text:span></text:p>
      <text:p text:style-name="P10"/>
      <text:p text:style-name="P10"/>
      <text:p text:style-name="P11">UTILIZANDO TAGS </text:p>
      <text:p text:style-name="P12">-<text:span text:style-name="T23">uma página web é composta por uma série de tags </text:span></text:p>
      <text:p text:style-name="P12"/>
      <text:p text:style-name="P12"/>
      <text:p text:style-name="P12"/>
      <text:p text:style-name="P13"><text:soft-page-break/>MÓDULO 3 </text:p>
      <text:p text:style-name="P13"/>
      <text:p text:style-name="P13">TAGS HTML COMPLEXAS </text:p>
      <text:p text:style-name="P14">LISTAS, TABELAS E MÍDIAS EM HTML </text:p>
      <text:p text:style-name="P14">-<text:span text:style-name="T24">são tags de estruturação específica </text:span></text:p>
      <text:p text:style-name="P14"/>
      <text:p text:style-name="P14">-<text:span text:style-name="T25">listas podem ser ou não, ordenadas (ul, ol)</text:span></text:p>
      <text:p text:style-name="P14">-<text:span text:style-name="T26">dentro das tags &lt;ul&gt; ou &lt;ol&gt; inse as linhas da lista &lt;li&gt;</text:span></text:p>
      <text:p text:style-name="P14"/>
      <text:p text:style-name="P15">-tabelas vão dentro da tag &lt;table&gt; <text:span text:style-name="T27">e dentro as linha</text:span><text:span text:style-name="T28">s</text:span><text:span text:style-name="T27"> &lt;tr&gt;, e a parte head e corpo, &lt;th&gt; e &lt;td&gt;</text:span></text:p>
      <text:p text:style-name="P15"/>
      <text:p text:style-name="P16">MÓDULO 4 </text:p>
      <text:p text:style-name="P16"/>
      <text:p text:style-name="P16">FORMULÁRIO EM PÁGINA WEB </text:p>
      <text:p text:style-name="P16"/>
      <text:p text:style-name="P17">FORMULÁRIO HTML </text:p>
      <text:p text:style-name="P17">-<text:span text:style-name="T29">formulários tem como principal objetivo, proporcionar interação entre usuário e aplicação </text:span></text:p>
      <text:p text:style-name="P17">-<text:span text:style-name="T29">nele, ocorrem entrada de dados </text:span></text:p>
      <text:p text:style-name="P17">-<text:span text:style-name="T30">um formulário pode conter tags como: inputs de texto, number, checkbox, textarea, </text:span><text:span text:style-name="T31">select, label <text:tab/></text:span><text:span text:style-name="T30">etc… </text:span></text:p>
      <text:p text:style-name="P17"/>
      <text:p text:style-name="P18">VALIDAÇÃO DE DADOS EM FORMULÁRIOS </text:p>
      <text:p text:style-name="P18">-<text:span text:style-name="T32">é possível validar dados diretamente no HTML, para exigir entrada de dado naquele input, e <text:tab/>também qual o tipo de dado, e até mesmo o formato e a quantidade de dados.</text:span></text:p>
      <text:p text:style-name="P18"/>
      <text:p text:style-name="P19">INSERINDO <text:span text:style-name="T33">U</text:span>M FORMULÁRIO NUMA PÁGINA WEB </text:p>
      <text:p text:style-name="P19">-<text:span text:style-name="T34">o formulário &lt;</text:span><text:span text:style-name="T35">form</text:span><text:span text:style-name="T34">&gt; é uma das principais formas de interagir com sistema web. É onde o usuário insere diversos tipos de dados, usando diversos tipos de &lt;input&gt; a partir dele é possível submeter <text:tab/>dados para o banco de dados.</text:span></text:p>
      <text:p text:style-name="P20">-<text:span text:style-name="T36">também possibilita construir filtros para se gerar relatórios </text:span></text:p>
      <text:p text:style-name="P20"/>
      <text:p text:style-name="P17"/>
      <text:p text:style-name="P15"/>
      <text:p text:style-name="P15"/>
      <text:p text:style-name="P13"/>
      <text:p text:style-name="P12"/>
      <text:p text:style-name="P12"/>
      <text:p text:style-name="P12"/>
      <text:p text:style-name="P12"/>
      <text:p text:style-name="P9"/>
      <text:p text:style-name="P9"/>
      <text:p text:style-name="P9"/>
      <text:p text:style-name="P7"/>
      <text:p text:style-name="P7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20:29:55.791000000</meta:creation-date>
    <dc:date>2024-07-11T20:06:49.171000000</dc:date>
    <meta:editing-duration>PT6H37M</meta:editing-duration>
    <meta:editing-cycles>63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52" meta:word-count="398" meta:character-count="2530" meta:non-whitespace-character-count="2140"/>
  </office:meta>
</office:document-meta>
</file>